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(2:1-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for this letter (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in behind this letter (2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(2:1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NSGRESSOR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ANSGRESSOR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individual (2:5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instructions (2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ORINTHIANS 2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TEARS (2:1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TRANSGRESSOR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TRIUMPH (2:12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TRIUMPH (2:12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's concern (2: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's confidence (2:14-17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ragrance of the gospel message (2:14-16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The fragrance of the gospel message (2:14-16)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o the saved, it has the smell of life (2:14-15, 16b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o the lost, it has the smell of death (2:16a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TRIUMPH (2:12-17)<text:s text:c="1"/></text:span><text:span text:style-name="a538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Paul's concern (2:12-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confidence (2:14-1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fragrance of the gospel message (2:14-16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faithfulness of the gospel messenger (2:17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ORINTHIANS 2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TEARS (2:1-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TRANSGRESSOR (2:5-11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TRIUMPH (2:12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2 </dc:title>
    <meta:initial-creator>David STRICKLAND</meta:initial-creator>
    <dc:creator>David STRICKLAND</dc:creator>
    <meta:creation-date>2020-02-22T19:24:36Z</meta:creation-date>
    <dc:date>2020-02-22T19:24:36Z</dc:date>
    <meta:template xlink:href="BibleStudy" xlink:type="simple"/>
    <meta:editing-cycles>1</meta:editing-cycles>
    <meta:editing-duration>PT0S</meta:editing-duration>
    <meta:document-statistic meta:paragraph-count="31" meta:word-count="201"/>
  </office:meta>
</office:document-meta>
</file>